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c350c" officeooo:paragraph-rsid="001c350c"/>
    </style:style>
    <style:style style:name="P2" style:family="paragraph" style:parent-style-name="Standard">
      <style:paragraph-properties fo:text-align="start" style:justify-single-word="false"/>
      <style:text-properties officeooo:rsid="001c350c" officeooo:paragraph-rsid="001c350c"/>
    </style:style>
    <style:style style:name="T1" style:family="text">
      <style:text-properties style:text-line-through-style="none" style:text-line-through-type="none"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Projet ImageViewer en java</text:span> </text:p>
      <text:p text:style-name="P1"/>
      <text:p text:style-name="P2">Notre groupe est composé de DARDOIZE Tristan, BILLOT Valentin, BEFVE Loïc et MARSOT Mathieu.</text:p>
      <text:p text:style-name="P2"/>
      <text:p text:style-name="P2">1ère séance ( 16/10/2017) :</text:p>
      <text:p text:style-name="P2"/>
      <text:p text:style-name="P2">MARSOT Mathieu a été désigné chef de projet.</text:p>
      <text:p text:style-name="P2"/>
      <text:p text:style-name="P2">Nous avons crée un répertoire git ( <text:a xlink:type="simple" xlink:href="https://github.com/loicbefve/BasicImageInformation" text:style-name="Internet_20_link" text:visited-style-name="Visited_20_Internet_20_Link">https://github.com/loicbefve/BasicImageInformation</text:a>) afin de partager notre code.</text:p>
      <text:p text:style-name="P2">Nous nous sommes répartis les tâches de la manière suivante : Loïc 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6T10:58:13.204240943</meta:creation-date>
    <meta:generator>LibreOffice/5.1.6.2$Linux_X86_64 LibreOffice_project/10m0$Build-2</meta:generator>
    <dc:date>2017-10-16T11:50:40.780914588</dc:date>
    <meta:editing-duration>PT41M36S</meta:editing-duration>
    <meta:editing-cycles>1</meta:editing-cycles>
    <meta:document-statistic meta:table-count="0" meta:image-count="0" meta:object-count="0" meta:page-count="1" meta:paragraph-count="6" meta:word-count="56" meta:character-count="373" meta:non-whitespace-character-count="321"/>
  </office:meta>
</office:document-meta>
</file>